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2.029cm" fo:min-width="3.15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483cm" fo:min-width="0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solid" draw:fill-color="#ffd320" draw:textarea-horizontal-align="justify" draw:textarea-vertical-align="middle" draw:auto-grow-height="false"/>
    </style:style>
    <style:style style:name="gr8" style:family="graphic" style:parent-style-name="standard">
      <style:graphic-properties draw:fill="solid" draw:fill-color="#ff00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2.266cm" fo:min-width="11.288cm"/>
    </style:style>
    <style:style style:name="gr10" style:family="graphic" style:parent-style-name="standard">
      <style:graphic-properties draw:stroke="none" draw:fill="none" fo:min-height="1.738cm"/>
    </style:style>
    <style:style style:name="gr11" style:family="graphic" style:parent-style-name="standard">
      <style:graphic-properties draw:stroke="none" draw:fill="none" fo:min-height="1.23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4"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15" style:family="graphic" style:parent-style-name="standard">
      <style:graphic-properties draw:ole-draw-aspect="1" style:protect="size"/>
    </style:style>
    <style:style style:name="gr16" style:family="graphic" style:parent-style-name="standard">
      <style:graphic-properties svg:stroke-width="0.051cm" svg:stroke-color="#000000" draw:marker-start-width="0.276cm" draw:marker-end-width="0.276cm" draw:fill="solid" draw:fill-color="#008000"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none" svg:stroke-color="#000000" draw:fill="none" draw:fill-color="#ffffff" draw:textarea-horizontal-align="left" draw:auto-grow-height="true" draw:auto-grow-width="true" fo:min-height="0.772cm" fo:min-width="0cm"/>
    </style:style>
    <style:style style:name="gr18" style:family="graphic" style:parent-style-name="objectwithoutfill">
      <style:graphic-properties draw:fill="none" draw:textarea-vertical-align="middle"/>
    </style:style>
    <style:style style:name="pr1" style:family="presentation" style:parent-style-name="Default-subtitle">
      <style:graphic-properties draw:fill-color="#ffffff" draw:auto-grow-height="true" fo:min-height="3.81cm"/>
    </style:style>
    <style:style style:name="pr2" style:family="presentation" style:parent-style-name="Default-subtitle">
      <style:graphic-properties draw:stroke="none" draw:fill="none" fo:min-height="1.268cm"/>
    </style:style>
    <style:style style:name="pr3" style:family="presentation" style:parent-style-name="Default-title">
      <style:graphic-properties fo:min-height="3.507cm"/>
    </style:style>
    <style:style style:name="pr4" style:family="presentation" style:parent-style-name="Default-notes">
      <style:graphic-properties draw:fill-color="#ffffff" draw:auto-grow-height="true" fo:min-height="12.572cm"/>
    </style:style>
    <style:style style:name="pr5" style:family="presentation" style:parent-style-name="Default-title">
      <style:graphic-properties draw:auto-grow-height="true" fo:min-height="3.507cm"/>
    </style:style>
    <style:style style:name="pr6" style:family="presentation" style:parent-style-name="Default-outline1">
      <style:graphic-properties fo:min-height="11.933cm"/>
    </style:style>
    <style:style style:name="pr7" style:family="presentation" style:parent-style-name="Default-notes">
      <style:graphic-properties draw:fill-color="#ffffff" fo:min-height="12.572cm"/>
    </style:style>
    <style:style style:name="pr8" style:family="presentation" style:parent-style-name="Default-outline1" style:list-style-name="L4">
      <style:graphic-properties fo:min-height="11.933cm"/>
    </style:style>
    <style:style style:name="P1" style:family="paragraph">
      <style:paragraph-properties fo:line-height="150%"/>
    </style:style>
    <style:style style:name="P2" style:family="paragraph">
      <style:paragraph-properties fo:line-height="150%"/>
      <style:text-properties fo:font-size="32pt"/>
    </style:style>
    <style:style style:name="P3" style:family="paragraph">
      <style:paragraph-properties fo:line-height="150%"/>
      <style:text-properties style:use-window-font-color="true" fo:font-size="26pt" fo:font-style="italic" style:font-size-asian="26pt" style:font-style-asian="italic" style:font-size-complex="26pt" style:font-style-complex="italic"/>
    </style:style>
    <style:style style:name="P4" style:family="paragraph">
      <style:paragraph-properties fo:margin-top="0.42cm" fo:margin-bottom="0.35cm" fo:line-height="150%"/>
    </style:style>
    <style:style style:name="P5" style:family="paragraph">
      <style:text-properties fo:color="#0099ff" fo:font-weight="bold" style:font-weight-asian="bold" style:font-weight-complex="bold"/>
    </style:style>
    <style:style style:name="P6" style:family="paragraph">
      <style:text-properties fo:font-weight="bold" style:font-weight-asian="bold" style:font-weight-complex="bold"/>
    </style:style>
    <style:style style:name="P7" style:family="paragraph">
      <style:text-properties fo:font-size="44pt" style:font-size-asian="44pt" style:font-size-complex="44pt"/>
    </style:style>
    <style:style style:name="P8" style:family="paragraph">
      <style:paragraph-properties fo:text-align="center"/>
    </style:style>
    <style:style style:name="P9" style:family="paragraph">
      <style:text-properties fo:font-size="32pt" style:font-size-asian="32pt" style:font-size-complex="32pt"/>
    </style:style>
    <style:style style:name="P10" style:family="paragraph">
      <style:text-properties fo:color="#0000ff" fo:font-size="44pt" style:font-size-asian="44pt" style:font-size-complex="44pt"/>
    </style:style>
    <style:style style:name="P11" style:family="paragraph">
      <style:text-properties fo:color="#008000" fo:font-size="44pt" style:font-size-asian="44pt" style:font-size-complex="44pt"/>
    </style:style>
    <style:style style:name="P12" style:family="paragraph">
      <style:text-properties fo:color="#000000" fo:font-size="58pt" fo:font-weight="bold" style:font-size-asian="58pt" style:font-weight-asian="bold" style:font-size-complex="58pt" style:font-weight-complex="bold"/>
    </style:style>
    <style:style style:name="P13" style:family="paragraph">
      <style:text-properties fo:color="#008000"/>
    </style:style>
    <style:style style:name="P14" style:family="paragraph">
      <style:text-properties fo:color="#008000" fo:font-size="34pt" style:font-size-asian="34pt" style:font-size-complex="34pt"/>
    </style:style>
    <style:style style:name="P15" style:family="paragraph">
      <style:paragraph-properties fo:line-height="150%" fo:text-align="center"/>
    </style:style>
    <style:style style:name="P16" style:family="paragraph">
      <style:paragraph-properties fo:line-height="150%" fo:text-align="center"/>
      <style:text-properties fo:font-size="70pt" style:font-size-asian="70pt" style:font-size-complex="70pt"/>
    </style:style>
    <style:style style:name="P17" style:family="paragraph">
      <style:text-properties fo:color="#ff0000" fo:font-size="44pt" style:font-size-asian="44pt" style:font-size-complex="44pt"/>
    </style:style>
    <style:style style:name="P18" style:family="paragraph">
      <style:text-properties fo:color="#333333" fo:font-size="44pt" style:font-size-asian="44pt" style:font-size-complex="44pt"/>
    </style:style>
    <style:style style:name="P19" style:family="paragraph">
      <style:paragraph-properties fo:line-height="200%"/>
    </style:style>
    <style:style style:name="P20" style:family="paragraph">
      <style:text-properties fo:font-size="30pt" style:font-size-asian="30pt" style:font-size-complex="30pt"/>
    </style:style>
    <style:style style:name="P21" style:family="paragraph">
      <style:text-properties fo:font-size="25pt" style:font-size-asian="25pt" style:font-size-complex="25pt"/>
    </style:style>
    <style:style style:name="P22" style:family="paragraph">
      <style:paragraph-properties fo:line-height="150%" fo:text-align="center"/>
      <style:text-properties fo:font-size="70pt"/>
    </style:style>
    <style:style style:name="P23" style:family="paragraph">
      <style:text-properties fo:font-size="20pt"/>
    </style:style>
    <style:style style:name="T1" style:family="text">
      <style:text-properties fo:font-size="32pt"/>
    </style:style>
    <style:style style:name="T2" style:family="text">
      <style:text-properties style:use-window-font-color="true" fo:font-size="26pt" fo:font-style="italic" style:font-size-asian="26pt" style:font-style-asian="italic" style:font-size-complex="26pt" style:font-style-complex="italic"/>
    </style:style>
    <style:style style:name="T3" style:family="text">
      <style:text-properties style:use-window-font-color="tru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use-window-font-color="true" style:text-line-through-style="none" fo:font-weight="bold" style:font-weight-asian="bold" style:font-weight-complex="bold"/>
    </style:style>
    <style:style style:name="T6" style:family="text">
      <style:text-properties fo:color="#ff0000" style:text-line-through-style="solid" fo:font-weight="bold" style:font-weight-asian="bold" style:font-weight-complex="bold"/>
    </style:style>
    <style:style style:name="T7" style:family="text">
      <style:text-properties fo:color="#0000ff" style:text-line-through-style="none" fo:font-weight="bold" style:font-weight-asian="bold" style:font-weight-complex="bold"/>
    </style:style>
    <style:style style:name="T8" style:family="text">
      <style:text-properties fo:font-size="44pt" style:font-size-asian="44pt" style:font-size-complex="44pt"/>
    </style:style>
    <style:style style:name="T9" style:family="text">
      <style:text-properties fo:color="#0000ff" fo:font-size="44pt" style:font-size-asian="44pt" style:font-size-complex="44pt"/>
    </style:style>
    <style:style style:name="T10" style:family="text">
      <style:text-properties fo:color="#008000" fo:font-size="44pt" style:font-size-asian="44pt" style:font-size-complex="44pt"/>
    </style:style>
    <style:style style:name="T11" style:family="text">
      <style:text-properties fo:color="#ffffff" fo:font-size="58pt" fo:font-weight="bold" style:font-size-asian="58pt" style:font-weight-asian="bold" style:font-size-complex="58pt" style:font-weight-complex="bold"/>
    </style:style>
    <style:style style:name="T12" style:family="text">
      <style:text-properties fo:color="#008000" fo:font-size="34pt" style:font-size-asian="34pt" style:font-size-complex="34pt"/>
    </style:style>
    <style:style style:name="T13" style:family="text">
      <style:text-properties fo:font-size="70pt" style:font-size-asian="70pt" style:font-size-complex="70pt"/>
    </style:style>
    <style:style style:name="T14" style:family="text">
      <style:text-properties fo:font-size="48pt" style:font-size-asian="48pt" style:font-size-complex="48pt"/>
    </style:style>
    <style:style style:name="T15" style:family="text">
      <style:text-properties fo:color="#ff0000" fo:font-size="44pt" style:font-size-asian="44pt" style:font-size-complex="44pt"/>
    </style:style>
    <style:style style:name="T16" style:family="text">
      <style:text-properties fo:color="#333333" fo:font-size="44pt" style:font-size-asian="44pt" style:font-size-complex="44pt"/>
    </style:style>
    <style:style style:name="T17" style:family="text">
      <style:text-properties style:use-window-font-color="true" fo:font-weight="normal" style:font-weight-asian="normal" style:font-weight-complex="normal"/>
    </style:style>
    <style:style style:name="T18" style:family="text">
      <style:text-properties fo:color="#008000" fo:font-weight="bold" style:font-weight-asian="bold" style:font-weight-complex="bold"/>
    </style:style>
    <style:style style:name="T19" style:family="text">
      <style:text-properties fo:font-size="30pt" style:font-size-asian="30pt" style:font-size-complex="30pt"/>
    </style:style>
    <style:style style:name="T20" style:family="text">
      <style:text-properties fo:font-size="26pt" style:font-size-asian="26pt" style:font-size-complex="26pt"/>
    </style:style>
    <style:style style:name="T21" style:family="text">
      <style:text-properties fo:color="#008000" fo:font-size="26pt" fo:font-weight="bold" style:font-size-asian="26pt" style:font-weight-asian="bold" style:font-size-complex="26pt" style:font-weight-complex="bold"/>
    </style:style>
    <style:style style:name="T22" style:family="text">
      <style:text-properties fo:color="#0000ff" fo:font-size="26pt" fo:font-weight="bold" style:font-size-asian="26pt" style:font-weight-asian="bold" style:font-size-complex="26pt" style:font-weight-complex="bold"/>
    </style:style>
    <style:style style:name="T23"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4.631cm" svg:height="3.81cm" svg:x="1.68cm" svg:y="8.028cm" presentation:class="subtitle" presentation:user-transformed="true">
          <draw:text-box>
            <text:p text:style-name="P1"><text:span text:style-name="T1">Leonardo Uieda</text:span></text:p>
            <text:p text:style-name="P1"><text:span text:style-name="T1">Valéria C. F. Barbosa</text:span></text:p>
          </draw:text-box>
        </draw:frame>
        <draw:frame presentation:style-name="pr2" draw:text-style-name="P3" draw:layer="layout" svg:width="15.539cm" svg:height="1.268cm" svg:x="6.559cm" svg:y="12.956cm">
          <draw:text-box>
            <text:p text:style-name="P1"><text:span text:style-name="T2">Observatório Nacional - Brazil</text:span></text:p>
          </draw:text-box>
        </draw:frame>
        <draw:frame presentation:style-name="pr3" draw:text-style-name="P5" draw:layer="layout" svg:width="27.991cm" svg:height="6.077cm" svg:x="0.001cm" svg:y="2.322cm" presentation:class="title" presentation:user-transformed="true">
          <draw:text-box>
            <text:p text:style-name="P4"><text:span text:style-name="T3">3D magnetic inversion by planting anomalous</text:span><text:span text:style-name="T4"> </text:span><text:span text:style-name="T5">densities</text:span><text:span text:style-name="T4"><text:line-break/></text:span><text:span text:style-name="T4"/></text:p>
          </draw:text-box>
        </draw:frame>
        <presentation:notes draw:style-name="dp2">
          <draw:page-thumbnail draw:style-name="gr1" draw:layer="layout" svg:width="13.968cm" svg:height="10.476cm" svg:x="3.81cm" svg:y="2.123cm" draw:page-number="1" presentation:class="page"/>
          <draw:frame presentation:style-name="pr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6" draw:layer="layout" svg:width="27.991cm" svg:height="6.077cm" svg:x="0cm" svg:y="2.321cm" presentation:class="title" presentation:user-transformed="true">
          <draw:text-box>
            <text:p text:style-name="P4"><text:span text:style-name="T3">3D magnetic inversion by planting anomalous</text:span><text:span text:style-name="T4"> </text:span><text:span text:style-name="T6">densities</text:span><text:span text:style-name="T4"><text:line-break/></text:span><text:span text:style-name="T4"/></text:p>
          </draw:text-box>
        </draw:frame>
        <draw:frame presentation:style-name="pr1" draw:text-style-name="P2" draw:layer="layout" svg:width="24.631cm" svg:height="3.81cm" svg:x="1.68cm" svg:y="8.028cm" presentation:class="subtitle" presentation:user-transformed="true">
          <draw:text-box>
            <text:p text:style-name="P1"><text:span text:style-name="T1">Leonardo Uieda</text:span></text:p>
            <text:p text:style-name="P1"><text:span text:style-name="T1">Valéria C. F. Barbosa</text:span></text:p>
          </draw:text-box>
        </draw:frame>
        <draw:frame presentation:style-name="pr2" draw:text-style-name="P3" draw:layer="layout" svg:width="15.539cm" svg:height="1.268cm" svg:x="6.559cm" svg:y="12.956cm">
          <draw:text-box>
            <text:p text:style-name="P1"><text:span text:style-name="T2">Observatório Nacional - Brazil</text:span></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6" draw:layer="layout" svg:width="27.991cm" svg:height="6.077cm" svg:x="0cm" svg:y="2.321cm" presentation:class="title" presentation:user-transformed="true">
          <draw:text-box>
            <text:p text:style-name="P4"><text:span text:style-name="T3">3D magnetic inversion by planting anomalous</text:span><text:span text:style-name="T4"> </text:span><text:span text:style-name="T7">magnetization</text:span><text:span text:style-name="T4"><text:line-break/></text:span><text:span text:style-name="T4"/></text:p>
          </draw:text-box>
        </draw:frame>
        <draw:frame presentation:style-name="pr1" draw:text-style-name="P2" draw:layer="layout" svg:width="24.631cm" svg:height="3.81cm" svg:x="1.68cm" svg:y="8.028cm" presentation:class="subtitle" presentation:user-transformed="true">
          <draw:text-box>
            <text:p text:style-name="P1"><text:span text:style-name="T1">Leonardo Uieda</text:span></text:p>
            <text:p text:style-name="P1"><text:span text:style-name="T1">Valéria C. F. Barbosa</text:span></text:p>
          </draw:text-box>
        </draw:frame>
        <draw:frame presentation:style-name="pr2" draw:text-style-name="P3" draw:layer="layout" svg:width="15.539cm" svg:height="1.268cm" svg:x="6.56cm" svg:y="12.956cm">
          <draw:text-box>
            <text:p text:style-name="P1"><text:span text:style-name="T2">Observatório Nacional - Brazil</text:span></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7" draw:layer="layout" svg:width="25.191cm" svg:height="3.507cm" svg:x="1.399cm" svg:y="0.837cm" presentation:class="title" presentation:user-transformed="true">
          <draw:text-box>
            <text:p><text:span text:style-name="T8">(Short) History of planting inversion</text:span></text:p>
          </draw:text-box>
        </draw:frame>
        <draw:frame presentation:style-name="pr6" draw:layer="layout" svg:width="24.631cm" svg:height="12.183cm" svg:x="2.399cm" svg:y="5.315cm" presentation:class="outline" presentation:user-transformed="true">
          <draw:text-box>
            <text:list text:style-name="L2">
              <text:list-item>
                <text:p>Uieda and Barbosa (early 2012)</text:p>
              </text:list-item>
              <text:list-item>
                <text:p>For gravity and <text:span text:style-name="T4">gradients</text:span></text:p>
              </text:list-item>
              <text:list-item>
                <text:p>Deal with <text:span text:style-name="T4">computational</text:span> difficulties</text:p>
                <text:list>
                  <text:list-item>
                    <text:p>A lot of data</text:p>
                  </text:list-item>
                  <text:list-item>
                    <text:p>Large meshes</text:p>
                  </text:list-item>
                </text:list>
              </text:list-item>
              <text:list-item>
                <text:p>A way to <text:span text:style-name="T4">input</text:span> geologic/geophysical <text:span text:style-name="T4">information</text:span></text:p>
              </text:list-item>
              <text:list-item>
                <text:p><text:span text:style-name="T4">Improvements</text:span> at SEG 2012</text:p>
              </text:list-item>
            </text:list>
          </draw:text-box>
        </draw:frame>
        <presentation:notes draw:style-name="dp2">
          <draw:page-thumbnail draw:style-name="gr1"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3" draw:layer="layout" svg:width="25.191cm" svg:height="3.507cm" svg:x="1.399cm" svg:y="0.837cm" presentation:class="title" presentation:user-transformed="true">
          <draw:text-box>
            <text:p>In a nutshell</text:p>
          </draw:text-box>
        </draw:frame>
        <draw:frame draw:style-name="gr2" draw:text-style-name="P8" draw:layer="layout" svg:width="12.699cm" svg:height="12.699cm" svg:x="0.762cm" svg:y="1.779cm">
          <draw:image xlink:href="../fig/equation-data.png" xlink:type="simple" xlink:show="embed" xlink:actuate="onLoad">
            <text:p/>
          </draw:image>
        </draw:frame>
        <draw:frame draw:style-name="gr2" draw:text-style-name="P8" draw:layer="layout" svg:width="15.24cm" svg:height="9.042cm" svg:x="-0.254cm" svg:y="10.668cm">
          <draw:image xlink:href="../fig/equations-seeds.png" xlink:type="simple" xlink:show="embed" xlink:actuate="onLoad">
            <text:p/>
          </draw:image>
        </draw:frame>
        <draw:frame draw:style-name="gr3" draw:text-style-name="P9" draw:layer="layout" svg:width="2.894cm" svg:height="2.279cm" svg:x="16.002cm" svg:y="7.112cm">
          <draw:text-box>
            <text:p/>
          </draw:text-box>
        </draw:frame>
        <draw:frame draw:style-name="gr4" draw:text-style-name="P10" draw:layer="layout" svg:width="6.115cm" svg:height="1.987cm" svg:x="12.985cm" svg:y="6.642cm">
          <draw:text-box>
            <text:p><text:span text:style-name="T9">the data</text:span></text:p>
          </draw:text-box>
        </draw:frame>
        <draw:frame draw:style-name="gr5" draw:text-style-name="P11" draw:layer="layout" svg:width="7.241cm" svg:height="1.987cm" svg:x="14.832cm" svg:y="13.707cm">
          <draw:text-box>
            <text:p><text:span text:style-name="T10">the seeds</text:span></text:p>
          </draw:text-box>
        </draw:frame>
        <draw:line draw:style-name="gr6" draw:text-style-name="P8" draw:layer="layout" svg:x1="14.732cm" svg:y1="14.732cm" svg:x2="9.652cm" svg:y2="13.462cm">
          <text:p/>
        </draw:line>
        <draw:line draw:style-name="gr6" draw:text-style-name="P8" draw:layer="layout" svg:x1="14.732cm" svg:y1="14.732cm" svg:x2="5.08cm" svg:y2="13.462cm">
          <text:p/>
        </draw:line>
        <presentation:notes draw:style-name="dp2">
          <draw:page-thumbnail draw:style-name="gr1"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presentation:style-name="pr3" draw:layer="layout" svg:width="25.191cm" svg:height="3.507cm" svg:x="1.399cm" svg:y="0.838cm" presentation:class="title" presentation:user-transformed="true">
          <draw:text-box>
            <text:p>In a nutshell</text:p>
          </draw:text-box>
        </draw:frame>
        <draw:frame draw:style-name="gr2" draw:text-style-name="P8" draw:layer="layout" svg:width="12.699cm" svg:height="12.699cm" svg:x="0.762cm" svg:y="1.78cm">
          <draw:image xlink:href="../fig/equation-data.png" xlink:type="simple" xlink:show="embed" xlink:actuate="onLoad">
            <text:p/>
          </draw:image>
        </draw:frame>
        <draw:frame draw:style-name="gr2" draw:text-style-name="P8" draw:layer="layout" svg:width="15.24cm" svg:height="9.042cm" svg:x="-0.254cm" svg:y="10.669cm">
          <draw:image xlink:href="../fig/equations-seeds.png" xlink:type="simple" xlink:show="embed" xlink:actuate="onLoad">
            <text:p/>
          </draw:image>
        </draw:frame>
        <draw:custom-shape draw:style-name="gr7" draw:text-style-name="P8" draw:layer="layout" svg:width="25.239cm" svg:height="18.826cm" svg:x="1.685cm" svg:y="0.98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8" draw:layer="layout" svg:width="19.447cm" svg:height="14.481cm" svg:x="4.374cm" svg:y="3.26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2" draw:layer="layout" svg:width="14.472cm" svg:height="2.533cm" draw:transform="rotate (0.497942435593982) translate (7.92cm 12.761cm)">
          <draw:text-box>
            <text:p><text:span text:style-name="T11">INVERSION</text:span></text:p>
          </draw:text-box>
        </draw:frame>
        <draw:custom-shape draw:style-name="gr7" draw:text-style-name="P8" draw:layer="layout" svg:width="25.239cm" svg:height="18.826cm" svg:x="1.684cm" svg:y="0.98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8" draw:layer="layout" svg:width="19.447cm" svg:height="14.481cm" svg:x="4.373cm" svg:y="3.26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2" draw:layer="layout" svg:width="14.472cm" svg:height="2.533cm" draw:transform="rotate (0.497942435593982) translate (7.919cm 12.76cm)">
          <draw:text-box>
            <text:p><text:span text:style-name="T11">INVERSION</text:span></text:p>
          </draw:text-box>
        </draw:frame>
        <presentation:notes draw:style-name="dp2">
          <draw:page-thumbnail draw:style-name="gr1"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3" draw:layer="layout" svg:width="25.191cm" svg:height="3.507cm" svg:x="1.399cm" svg:y="0.837cm" presentation:class="title" presentation:user-transformed="true">
          <draw:text-box>
            <text:p>In a nutshell</text:p>
          </draw:text-box>
        </draw:frame>
        <draw:frame draw:style-name="gr2" draw:text-style-name="P8" draw:layer="layout" svg:width="12.699cm" svg:height="12.699cm" svg:x="0.762cm" svg:y="1.779cm">
          <draw:image xlink:href="../fig/equation-data.png" xlink:type="simple" xlink:show="embed" xlink:actuate="onLoad">
            <text:p/>
          </draw:image>
        </draw:frame>
        <draw:frame draw:style-name="gr2" draw:text-style-name="P8" draw:layer="layout" svg:width="15.24cm" svg:height="9.042cm" svg:x="13.616cm" svg:y="10.922cm">
          <draw:image xlink:href="../fig/equations-result.png" xlink:type="simple" xlink:show="embed" xlink:actuate="onLoad">
            <text:p/>
          </draw:image>
        </draw:frame>
        <draw:frame draw:style-name="gr2" draw:text-style-name="P8" draw:layer="layout" svg:width="15.24cm" svg:height="9.042cm" svg:x="-0.254cm" svg:y="10.668cm">
          <draw:image xlink:href="../fig/equations-seeds.png" xlink:type="simple" xlink:show="embed" xlink:actuate="onLoad">
            <text:p/>
          </draw:image>
        </draw:frame>
        <draw:frame draw:style-name="gr2" draw:text-style-name="P8" draw:layer="layout" svg:width="12.699cm" svg:height="12.699cm" svg:x="14.379cm" svg:y="1.724cm">
          <draw:image xlink:href="../fig/equation-fit.png" xlink:type="simple" xlink:show="embed" xlink:actuate="onLoad">
            <text:p/>
          </draw:image>
        </draw:frame>
        <draw:frame draw:style-name="gr10" draw:text-style-name="P13" draw:layer="layout" svg:width="6.858cm" svg:height="1.988cm" svg:x="15.24cm" svg:y="18.288cm">
          <draw:text-box>
            <text:p><text:span text:style-name="T10">estimate!</text:span></text:p>
          </draw:text-box>
        </draw:frame>
        <draw:frame draw:style-name="gr4" draw:text-style-name="P10" draw:layer="layout" svg:width="2.923cm" svg:height="1.987cm" svg:x="19.742cm" svg:y="2.077cm">
          <draw:text-box>
            <text:p><text:span text:style-name="T9">fits!</text:span></text:p>
          </draw:text-box>
        </draw:frame>
        <draw:frame draw:style-name="gr11" draw:text-style-name="P14" draw:layer="layout" svg:width="6.096cm" svg:height="1.589cm" svg:x="21.895cm" svg:y="18.488cm">
          <draw:text-box>
            <text:p><text:span text:style-name="T12">(&lt; 1 min)</text:span></text:p>
          </draw:text-box>
        </draw:frame>
        <presentation:notes draw:style-name="dp2">
          <draw:page-thumbnail draw:style-name="gr1"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12" draw:text-style-name="P16" draw:layer="layout" svg:width="28.702cm" svg:height="5.849cm" svg:x="-0.356cm" svg:y="7.618cm">
          <draw:text-box>
            <text:p text:style-name="P15"><text:span text:style-name="T13">Behind the scenes</text:span></text:p>
            <text:p text:style-name="P15"><text:span text:style-name="T14">(aka, Methodology)</text:span></text:p>
          </draw:text-box>
        </draw:frame>
        <presentation:notes draw:style-name="dp2">
          <draw:page-thumbnail draw:style-name="gr1"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2" draw:text-style-name="P8" draw:layer="layout" svg:width="23.819cm" svg:height="21.005cm" svg:x="2.086cm" svg:y="0.001cm">
          <draw:image xlink:href="../growth-anim/model.png" xlink:type="simple" xlink:show="embed" xlink:actuate="onLoad">
            <text:p/>
          </draw:image>
        </draw:frame>
        <draw:line draw:style-name="gr13" draw:text-style-name="P8" draw:layer="layout" svg:x1="7.874cm" svg:y1="7.112cm" svg:x2="11.43cm" svg:y2="6.096cm">
          <text:p/>
        </draw:line>
        <draw:frame draw:style-name="gr4" draw:text-style-name="P10" draw:layer="layout" svg:width="6.115cm" svg:height="1.987cm" svg:x="1.759cm" svg:y="5.887cm">
          <draw:text-box>
            <text:p><text:span text:style-name="T9">the data</text:span></text:p>
          </draw:text-box>
        </draw:frame>
        <draw:line draw:style-name="gr13" draw:text-style-name="P8" draw:layer="layout" svg:x1="17.018cm" svg:y1="10.16cm" svg:x2="14.224cm" svg:y2="14.732cm">
          <text:p/>
        </draw:line>
        <draw:frame draw:style-name="gr4" draw:text-style-name="P17" draw:layer="layout" svg:width="7.233cm" svg:height="1.987cm" svg:x="14.224cm" svg:y="8.382cm">
          <draw:text-box>
            <text:p><text:span text:style-name="T15">the “truth”</text:span></text:p>
          </draw:text-box>
        </draw:frame>
        <presentation:notes draw:style-name="dp2">
          <draw:page-thumbnail draw:style-name="gr1"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2" draw:text-style-name="P8" draw:layer="layout" svg:width="23.819cm" svg:height="21.005cm" svg:x="2.086cm" svg:y="0.001cm">
          <draw:image xlink:href="../growth-anim/seed.png" xlink:type="simple" xlink:show="embed" xlink:actuate="onLoad">
            <text:p/>
          </draw:image>
        </draw:frame>
        <draw:line draw:style-name="gr13" draw:text-style-name="P8" draw:layer="layout" svg:x1="17.018cm" svg:y1="10.16cm" svg:x2="14.224cm" svg:y2="13.97cm">
          <text:p/>
        </draw:line>
        <draw:frame draw:style-name="gr4" draw:text-style-name="P11" draw:layer="layout" svg:width="6.463cm" svg:height="1.987cm" svg:x="14.224cm" svg:y="8.382cm">
          <draw:text-box>
            <text:p><text:span text:style-name="T10">the seed</text:span></text:p>
          </draw:text-box>
        </draw:frame>
        <presentation:notes draw:style-name="dp2">
          <draw:page-thumbnail draw:style-name="gr1"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2" draw:text-style-name="P8" draw:layer="layout" svg:width="23.819cm" svg:height="21.005cm" svg:x="2.086cm" svg:y="0.001cm">
          <draw:image xlink:href="../growth-anim/predicted.png" xlink:type="simple" xlink:show="embed" xlink:actuate="onLoad">
            <text:p/>
          </draw:image>
        </draw:frame>
        <draw:line draw:style-name="gr13" draw:text-style-name="P8" draw:layer="layout" svg:x1="20.32cm" svg:y1="9.353cm" svg:x2="19.304cm" svg:y2="10.668cm">
          <text:p/>
        </draw:line>
        <draw:frame draw:style-name="gr4" draw:text-style-name="P18" draw:layer="layout" svg:width="12.94cm" svg:height="1.987cm" svg:x="13.73cm" svg:y="7.366cm">
          <draw:text-box>
            <text:p><text:span text:style-name="T16">the predicted data</text:span></text:p>
          </draw:text-box>
        </draw:frame>
        <presentation:notes draw:style-name="dp2">
          <draw:page-thumbnail draw:style-name="gr1" draw:layer="layout" svg:width="13.968cm" svg:height="10.476cm" svg:x="3.8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2" draw:text-style-name="P8" draw:layer="layout" svg:width="23.819cm" svg:height="21.005cm" svg:x="2.086cm" svg:y="0.001cm">
          <draw:image xlink:href="../growth-anim/neighbors.png" xlink:type="simple" xlink:show="embed" xlink:actuate="onLoad">
            <text:p/>
          </draw:image>
        </draw:frame>
        <draw:line draw:style-name="gr13" draw:text-style-name="P8" draw:layer="layout" svg:x1="9.652cm" svg:y1="9.398cm" svg:x2="13.97cm" svg:y2="13.462cm">
          <text:p/>
        </draw:line>
        <draw:frame draw:style-name="gr4" draw:text-style-name="P18" draw:layer="layout" svg:width="9.917cm" svg:height="1.987cm" svg:x="4.256cm" svg:y="7.411cm">
          <draw:text-box>
            <text:p><text:span text:style-name="T16">the neighbors</text:span></text:p>
          </draw:text-box>
        </draw:frame>
        <draw:line draw:style-name="gr13" draw:text-style-name="P8" draw:layer="layout" svg:x1="9.652cm" svg:y1="9.398cm" svg:x2="13.462cm" svg:y2="13.97cm">
          <text:p/>
        </draw:line>
        <presentation:notes draw:style-name="dp2">
          <draw:page-thumbnail draw:style-name="gr1" draw:layer="layout" svg:width="13.968cm" svg:height="10.476cm" svg:x="3.8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2" draw:text-style-name="P8" draw:layer="layout" svg:width="23.819cm" svg:height="21.005cm" svg:x="2.086cm" svg:y="0.001cm">
          <draw:image xlink:href="../growth-anim/frame00000001.png" xlink:type="simple" xlink:show="embed" xlink:actuate="onLoad">
            <text:p/>
          </draw:image>
        </draw:frame>
        <draw:frame draw:style-name="gr4" draw:text-style-name="P11" draw:layer="layout" svg:width="6.031cm" svg:height="1.987cm" svg:x="17.018cm" svg:y="18.288cm">
          <draw:text-box>
            <text:p><text:span text:style-name="T10">the best</text:span></text:p>
          </draw:text-box>
        </draw:frame>
        <draw:line draw:style-name="gr13" draw:text-style-name="P8" draw:layer="layout" svg:x1="19.304cm" svg:y1="18.542cm" svg:x2="14.045cm" svg:y2="14.58cm">
          <text:p/>
        </draw:line>
        <draw:line draw:style-name="gr13" draw:text-style-name="P8" draw:layer="layout" svg:x1="20.32cm" svg:y1="9.353cm" svg:x2="19.304cm" svg:y2="10.668cm">
          <text:p/>
        </draw:line>
        <draw:frame draw:style-name="gr4" draw:text-style-name="P18" draw:layer="layout" svg:width="12.766cm" svg:height="1.987cm" svg:x="13.73cm" svg:y="7.366cm">
          <draw:text-box>
            <text:p><text:span text:style-name="T16">the new predicted</text:span></text:p>
          </draw:text-box>
        </draw:frame>
        <draw:line draw:style-name="gr13" draw:text-style-name="P8" draw:layer="layout" svg:x1="14.478cm" svg:y1="18.333cm" svg:x2="14.045cm" svg:y2="15.24cm">
          <text:p/>
        </draw:line>
        <draw:frame draw:style-name="gr4" draw:text-style-name="P18" draw:layer="layout" svg:width="13.198cm" svg:height="1.987cm" svg:x="4.064cm" svg:y="18.333cm">
          <draw:text-box>
            <text:p><text:span text:style-name="T16">the new neighbors</text:span></text:p>
          </draw:text-box>
        </draw:frame>
        <draw:line draw:style-name="gr13" draw:text-style-name="P8" draw:layer="layout" svg:x1="14.478cm" svg:y1="18.333cm" svg:x2="14.637cm" svg:y2="14.693cm">
          <text:p/>
        </draw:line>
        <draw:line draw:style-name="gr13" draw:text-style-name="P8" draw:layer="layout" svg:x1="14.478cm" svg:y1="18.333cm" svg:x2="13.651cm" svg:y2="14.636cm">
          <text:p/>
        </draw:line>
        <presentation:notes draw:style-name="dp2">
          <draw:page-thumbnail draw:style-name="gr1" draw:layer="layout" svg:width="13.968cm" svg:height="10.476cm" svg:x="3.8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2" draw:text-style-name="P8" draw:layer="layout" svg:width="23.819cm" svg:height="21.005cm" svg:x="2.086cm" svg:y="0.001cm">
          <draw:image xlink:href="../growth-anim/frame00000002.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2" draw:text-style-name="P8" draw:layer="layout" svg:width="23.819cm" svg:height="21.005cm" svg:x="2.086cm" svg:y="0.001cm">
          <draw:image xlink:href="../growth-anim/frame00000003.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7"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2" draw:text-style-name="P8" draw:layer="layout" svg:width="23.819cm" svg:height="21.005cm" svg:x="2.086cm" svg:y="0.001cm">
          <draw:image xlink:href="../growth-anim/frame00000004.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7"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2" draw:text-style-name="P8" draw:layer="layout" svg:width="23.819cm" svg:height="21.005cm" svg:x="2.086cm" svg:y="0.001cm">
          <draw:image xlink:href="../growth-anim/frame00000005.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2" draw:text-style-name="P8" draw:layer="layout" svg:width="23.819cm" svg:height="21.005cm" svg:x="2.086cm" svg:y="0.001cm">
          <draw:image xlink:href="../growth-anim/frame00000006.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2" draw:text-style-name="P8" draw:layer="layout" svg:width="23.819cm" svg:height="21.005cm" svg:x="2.086cm" svg:y="0.001cm">
          <draw:image xlink:href="../growth-anim/frame00000007.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2" draw:text-style-name="P8" draw:layer="layout" svg:width="23.819cm" svg:height="21.005cm" svg:x="2.086cm" svg:y="0.001cm">
          <draw:image xlink:href="../growth-anim/frame00000010.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2" draw:text-style-name="P8" draw:layer="layout" svg:width="23.819cm" svg:height="21.005cm" svg:x="2.086cm" svg:y="0.001cm">
          <draw:image xlink:href="../growth-anim/frame00000012.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2" draw:text-style-name="P8" draw:layer="layout" svg:width="23.819cm" svg:height="21.005cm" svg:x="2.086cm" svg:y="0.001cm">
          <draw:image xlink:href="../growth-anim/frame00000014.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frame draw:style-name="gr2" draw:text-style-name="P8" draw:layer="layout" svg:width="23.819cm" svg:height="21.005cm" svg:x="2.086cm" svg:y="0.001cm">
          <draw:image xlink:href="../growth-anim/frame00000016.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frame draw:style-name="gr2" draw:text-style-name="P8" draw:layer="layout" svg:width="23.819cm" svg:height="21.005cm" svg:x="2.086cm" svg:y="0.001cm">
          <draw:image xlink:href="../growth-anim/frame00000018.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frame draw:style-name="gr2" draw:text-style-name="P8" draw:layer="layout" svg:width="23.819cm" svg:height="21.005cm" svg:x="2.086cm" svg:y="0.001cm">
          <draw:image xlink:href="../growth-anim/frame00000020.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2" draw:text-style-name="P8" draw:layer="layout" svg:width="23.819cm" svg:height="21.005cm" svg:x="2.086cm" svg:y="0.001cm">
          <draw:image xlink:href="../growth-anim/frame00000024.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frame draw:style-name="gr2" draw:text-style-name="P8" draw:layer="layout" svg:width="23.819cm" svg:height="21.005cm" svg:x="2.086cm" svg:y="0.001cm">
          <draw:image xlink:href="../growth-anim/frame0000002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7"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2" draw:text-style-name="P8" draw:layer="layout" svg:width="23.819cm" svg:height="21.005cm" svg:x="2.086cm" svg:y="0.001cm">
          <draw:image xlink:href="../growth-anim/frame00000032.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7"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frame draw:style-name="gr2" draw:text-style-name="P8" draw:layer="layout" svg:width="23.819cm" svg:height="21.005cm" svg:x="2.086cm" svg:y="0.001cm">
          <draw:image xlink:href="../growth-anim/frame00000032.png" xlink:type="simple" xlink:show="embed" xlink:actuate="onLoad">
            <text:p/>
          </draw:image>
        </draw:frame>
        <draw:line draw:style-name="gr13" draw:text-style-name="P8" draw:layer="layout" svg:x1="15.58cm" svg:y1="8.636cm" svg:x2="13.462cm" svg:y2="9.652cm">
          <text:p/>
        </draw:line>
        <draw:frame draw:style-name="gr4" draw:text-style-name="P18" draw:layer="layout" svg:width="11.559cm" svg:height="1.987cm" svg:x="15.501cm" svg:y="7.466cm">
          <draw:text-box>
            <text:p><text:span text:style-name="T16">the same shape</text:span></text:p>
          </draw:text-box>
        </draw:frame>
        <draw:line draw:style-name="gr13" draw:text-style-name="P8" draw:layer="layout" svg:x1="15.58cm" svg:y1="8.636cm" svg:x2="13.294cm" svg:y2="7.112cm">
          <text:p/>
        </draw:line>
        <presentation:notes draw:style-name="dp2">
          <office:forms form:automatic-focus="false" form:apply-design-mode="false"/>
          <draw:page-thumbnail draw:style-name="gr1" draw:layer="layout" svg:width="13.968cm" svg:height="10.476cm" svg:x="3.81cm" svg:y="2.123cm" draw:page-number="29" presentation:class="page"/>
          <draw:frame presentation:style-name="pr7"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frame draw:style-name="gr2" draw:text-style-name="P8" draw:layer="layout" svg:width="23.819cm" svg:height="21.005cm" svg:x="2.086cm" svg:y="0.001cm">
          <draw:image xlink:href="../growth-anim/frame00000050.png" xlink:type="simple" xlink:show="embed" xlink:actuate="onLoad">
            <text:p/>
          </draw:image>
        </draw:frame>
        <draw:line draw:style-name="gr13" draw:text-style-name="P8" draw:layer="layout" svg:x1="16.51cm" svg:y1="18.542cm" svg:x2="14.986cm" svg:y2="16.764cm">
          <text:p/>
        </draw:line>
        <draw:frame draw:style-name="gr4" draw:text-style-name="P18" draw:layer="layout" svg:width="9.485cm" svg:height="1.987cm" svg:x="14.391cm" svg:y="18.288cm">
          <draw:text-box>
            <text:p><text:span text:style-name="T16">the fattening </text:span></text:p>
          </draw:text-box>
        </draw:frame>
        <presentation:notes draw:style-name="dp2">
          <draw:page-thumbnail draw:style-name="gr1" draw:layer="layout" svg:width="13.968cm" svg:height="10.476cm" svg:x="3.81cm" svg:y="2.123cm" draw:page-number="30" presentation:class="page"/>
          <draw:frame presentation:style-name="pr7"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frame draw:style-name="gr2" draw:text-style-name="P8" draw:layer="layout" svg:width="23.819cm" svg:height="21.005cm" svg:x="2.086cm" svg:y="0.001cm">
          <draw:image xlink:href="../growth-anim/frame00000070.png" xlink:type="simple" xlink:show="embed" xlink:actuate="onLoad">
            <text:p/>
          </draw:image>
        </draw:frame>
        <draw:line draw:style-name="gr13" draw:text-style-name="P8" draw:layer="layout" svg:x1="16.511cm" svg:y1="18.543cm" svg:x2="14.987cm" svg:y2="16.765cm">
          <text:p/>
        </draw:line>
        <draw:frame draw:style-name="gr4" draw:text-style-name="P18" draw:layer="layout" svg:width="9.485cm" svg:height="1.987cm" svg:x="14.392cm" svg:y="18.289cm">
          <draw:text-box>
            <text:p><text:span text:style-name="T16">the fattening </text:span></text:p>
          </draw:text-box>
        </draw:frame>
        <presentation:notes draw:style-name="dp2">
          <draw:page-thumbnail draw:style-name="gr1" draw:layer="layout" svg:width="13.968cm" svg:height="10.476cm" svg:x="3.81cm" svg:y="2.123cm" draw:page-number="31" presentation:class="page"/>
          <draw:frame presentation:style-name="pr7"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frame draw:style-name="gr2" draw:text-style-name="P8" draw:layer="layout" svg:width="23.819cm" svg:height="21.005cm" svg:x="2.086cm" svg:y="0.001cm">
          <draw:image xlink:href="../growth-anim/frame00000100.png" xlink:type="simple" xlink:show="embed" xlink:actuate="onLoad">
            <text:p/>
          </draw:image>
        </draw:frame>
        <draw:line draw:style-name="gr13" draw:text-style-name="P8" draw:layer="layout" svg:x1="16.511cm" svg:y1="18.543cm" svg:x2="14.987cm" svg:y2="16.765cm">
          <text:p/>
        </draw:line>
        <draw:frame draw:style-name="gr4" draw:text-style-name="P18" draw:layer="layout" svg:width="9.485cm" svg:height="1.987cm" svg:x="14.392cm" svg:y="18.289cm">
          <draw:text-box>
            <text:p><text:span text:style-name="T16">the fattening </text:span></text:p>
          </draw:text-box>
        </draw:frame>
        <presentation:notes draw:style-name="dp2">
          <draw:page-thumbnail draw:style-name="gr1" draw:layer="layout" svg:width="13.968cm" svg:height="10.476cm" svg:x="3.81cm" svg:y="2.123cm" draw:page-number="32" presentation:class="page"/>
          <draw:frame presentation:style-name="pr7" draw:layer="layout" svg:width="17.271cm" svg:height="12.572cm" svg:x="2.159cm" svg:y="13.271cm" presentation:class="notes" presentation:placeholder="true">
            <draw:text-box/>
          </draw:frame>
        </presentation:notes>
      </draw:page>
      <draw:page draw:name="page33" draw:style-name="dp1" draw:master-page-name="Default">
        <office:forms form:automatic-focus="false" form:apply-design-mode="false"/>
        <draw:frame draw:style-name="gr2" draw:text-style-name="P8" draw:layer="layout" svg:width="23.819cm" svg:height="21.005cm" svg:x="2.086cm" svg:y="0.001cm">
          <draw:image xlink:href="../growth-anim/frame00000200.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7" draw:layer="layout" svg:width="17.271cm" svg:height="12.572cm" svg:x="2.159cm" svg:y="13.271cm" presentation:class="notes" presentation:placeholder="true">
            <draw:text-box/>
          </draw:frame>
        </presentation:notes>
      </draw:page>
      <draw:page draw:name="page34" draw:style-name="dp1" draw:master-page-name="Default">
        <office:forms form:automatic-focus="false" form:apply-design-mode="false"/>
        <draw:frame draw:style-name="gr2" draw:text-style-name="P8" draw:layer="layout" svg:width="23.819cm" svg:height="21.005cm" svg:x="2.086cm" svg:y="0.001cm">
          <draw:image xlink:href="../growth-anim/frame00000300.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7" draw:layer="layout" svg:width="17.271cm" svg:height="12.572cm" svg:x="2.159cm" svg:y="13.271cm" presentation:class="notes" presentation:placeholder="true">
            <draw:text-box/>
          </draw:frame>
        </presentation:notes>
      </draw:page>
      <draw:page draw:name="page35" draw:style-name="dp1" draw:master-page-name="Default">
        <office:forms form:automatic-focus="false" form:apply-design-mode="false"/>
        <draw:frame draw:style-name="gr2" draw:text-style-name="P8" draw:layer="layout" svg:width="23.819cm" svg:height="21.005cm" svg:x="2.086cm" svg:y="0.001cm">
          <draw:image xlink:href="../growth-anim/frame00000400.png" xlink:type="simple" xlink:show="embed" xlink:actuate="onLoad">
            <text:p/>
          </draw:image>
        </draw:frame>
        <presentation:notes draw:style-name="dp2">
          <draw:page-thumbnail draw:style-name="gr1" draw:layer="layout" svg:width="13.968cm" svg:height="10.476cm" svg:x="3.81cm" svg:y="2.123cm" draw:page-number="35" presentation:class="page"/>
          <draw:frame presentation:style-name="pr7" draw:layer="layout" svg:width="17.271cm" svg:height="12.572cm" svg:x="2.159cm" svg:y="13.271cm" presentation:class="notes" presentation:placeholder="true">
            <draw:text-box/>
          </draw:frame>
        </presentation:notes>
      </draw:page>
      <draw:page draw:name="page36" draw:style-name="dp1" draw:master-page-name="Default">
        <office:forms form:automatic-focus="false" form:apply-design-mode="false"/>
        <draw:frame draw:style-name="gr2" draw:text-style-name="P8" draw:layer="layout" svg:width="23.819cm" svg:height="21.005cm" svg:x="2.086cm" svg:y="0.001cm">
          <draw:image xlink:href="../growth-anim/frame00000504.png" xlink:type="simple" xlink:show="embed" xlink:actuate="onLoad">
            <text:p/>
          </draw:image>
        </draw:frame>
        <presentation:notes draw:style-name="dp2">
          <draw:page-thumbnail draw:style-name="gr1" draw:layer="layout" svg:width="13.968cm" svg:height="10.476cm" svg:x="3.81cm" svg:y="2.123cm" draw:page-number="36" presentation:class="page"/>
          <draw:frame presentation:style-name="pr7" draw:layer="layout" svg:width="17.271cm" svg:height="12.572cm" svg:x="2.159cm" svg:y="13.271cm" presentation:class="notes" presentation:placeholder="true">
            <draw:text-box/>
          </draw:frame>
        </presentation:notes>
      </draw:page>
      <draw:page draw:name="page37" draw:style-name="dp1" draw:master-page-name="Default">
        <office:forms form:automatic-focus="false" form:apply-design-mode="false"/>
        <draw:frame draw:style-name="gr2" draw:text-style-name="P8" draw:layer="layout" svg:width="23.819cm" svg:height="21.005cm" svg:x="2.086cm" svg:y="0.001cm">
          <draw:image xlink:href="../growth-anim/final.png" xlink:type="simple" xlink:show="embed" xlink:actuate="onLoad">
            <text:p/>
          </draw:image>
        </draw:frame>
        <draw:line draw:style-name="gr13" draw:text-style-name="P8" draw:layer="layout" svg:x1="14.224cm" svg:y1="18.542cm" svg:x2="14.732cm" svg:y2="17.018cm">
          <text:p/>
        </draw:line>
        <draw:frame draw:style-name="gr4" draw:text-style-name="P11" draw:layer="layout" svg:width="12.169cm" svg:height="1.987cm" svg:x="8.382cm" svg:y="18.289cm">
          <draw:text-box>
            <text:p><text:span text:style-name="T10">the final solution </text:span></text:p>
          </draw:text-box>
        </draw:frame>
        <draw:line draw:style-name="gr13" draw:text-style-name="P8" draw:layer="layout" svg:x1="19.58cm" svg:y1="8.636cm" svg:x2="17.462cm" svg:y2="9.652cm">
          <text:p/>
        </draw:line>
        <draw:frame draw:style-name="gr4" draw:text-style-name="P10" draw:layer="layout" svg:width="2.923cm" svg:height="1.987cm" svg:x="19.601cm" svg:y="7.466cm">
          <draw:text-box>
            <text:p><text:span text:style-name="T9">fits!</text:span></text:p>
          </draw:text-box>
        </draw:frame>
        <draw:line draw:style-name="gr13" draw:text-style-name="P8" draw:layer="layout" svg:x1="19.58cm" svg:y1="8.636cm" svg:x2="17.294cm" svg:y2="7.112cm">
          <text:p/>
        </draw:line>
        <presentation:notes draw:style-name="dp2">
          <draw:page-thumbnail draw:style-name="gr1" draw:layer="layout" svg:width="13.968cm" svg:height="10.476cm" svg:x="3.81cm" svg:y="2.123cm" draw:page-number="37" presentation:class="page"/>
          <draw:frame presentation:style-name="pr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draw:style-name="gr2" draw:text-style-name="P8" draw:layer="layout" svg:width="15.24cm" svg:height="13.462cm" svg:x="0.254cm" svg:y="6.604cm">
          <draw:image xlink:href="../growth-anim/frame00000001.png" xlink:type="simple" xlink:show="embed" xlink:actuate="onLoad">
            <text:p/>
          </draw:image>
        </draw:frame>
        <draw:frame presentation:style-name="pr3" draw:layer="layout" svg:width="25.191cm" svg:height="3.507cm" svg:x="1.399cm" svg:y="0.837cm" presentation:class="title">
          <draw:text-box>
            <text:p>Why it grows that way</text:p>
          </draw:text-box>
        </draw:frame>
        <draw:frame presentation:style-name="pr6" draw:layer="layout" svg:width="24.631cm" svg:height="12.183cm" svg:x="1.399cm" svg:y="4.915cm" presentation:class="outline" presentation:user-transformed="true">
          <draw:text-box>
            <text:list text:style-name="L2">
              <text:list-item>
                <text:p><text:span text:style-name="T17">Choice of </text:span><text:span text:style-name="T18">the best</text:span>:</text:p>
              </text:list-item>
            </text:list>
          </draw:text-box>
        </draw:frame>
        <draw:line draw:style-name="gr14" draw:text-style-name="P8" draw:layer="layout" svg:x1="8.636cm" svg:y1="6.096cm" svg:x2="7.966cm" svg:y2="15.875cm">
          <text:p/>
        </draw:line>
        <draw:frame presentation:style-name="pr8" draw:text-style-name="P19" draw:layer="layout" svg:width="11.222cm" svg:height="6.006cm" svg:x="15.81cm" svg:y="7.016cm" presentation:class="outline" presentation:user-transformed="true">
          <draw:text-box>
            <text:list text:style-name="L4">
              <text:list-item>
                <text:p text:style-name="P19"><text:s/>Not random</text:p>
              </text:list-item>
              <text:list-item>
                <text:p text:style-name="P19"/>
              </text:list-item>
              <text:list-item>
                <text:p text:style-name="P19"><text:s/>Smallest goal function</text:p>
              </text:list-item>
            </text:list>
          </draw:text-box>
        </draw:frame>
        <draw:frame draw:style-name="gr15" draw:layer="layout" svg:width="8.73cm" svg:height="2.574cm" svg:x="17.946cm" svg:y="8.482cm">
          <draw:object xlink:href="./Object 1" xlink:type="simple" xlink:show="embed" xlink:actuate="onLoad"/>
          <draw:image xlink:href="./ObjectReplacements/Object 1" xlink:type="simple" xlink:show="embed" xlink:actuate="onLoad"/>
        </draw:frame>
        <draw:custom-shape draw:style-name="gr16" draw:text-style-name="P8" draw:layer="layout" svg:width="0.762cm" svg:height="1.398cm" svg:x="17.126cm" svg:y="9.37cm">
          <text:p/>
          <draw:enhanced-geometry svg:viewBox="0 0 21600 21600" draw:text-areas="?f0 0 ?f2 ?f5" draw:type="down-arrow" draw:modifiers="14343.3881343817 6935.7798165137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layer="layout" svg:width="4.883cm" svg:height="1.095cm" svg:x="19.158cm" svg:y="13.737cm">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draw:style-name="gr15" draw:layer="layout" svg:width="9.218cm" svg:height="2.105cm" svg:x="9.386cm" svg:y="1.705cm">
          <draw:object xlink:href="./Object 3" xlink:type="simple" xlink:show="embed" xlink:actuate="onLoad"/>
          <draw:image xlink:href="./ObjectReplacements/Object 3" xlink:type="simple" xlink:show="embed" xlink:actuate="onLoad"/>
        </draw:frame>
        <draw:frame draw:style-name="gr15" draw:layer="layout" svg:width="5.741cm" svg:height="2.339cm" svg:x="3.521cm" svg:y="6.658cm">
          <draw:object xlink:href="./Object 4" xlink:type="simple" xlink:show="embed" xlink:actuate="onLoad"/>
          <draw:image xlink:href="./ObjectReplacements/Object 4" xlink:type="simple" xlink:show="embed" xlink:actuate="onLoad"/>
        </draw:frame>
        <draw:frame draw:style-name="gr4" draw:text-style-name="P20" draw:layer="layout" svg:width="9.972cm" svg:height="1.432cm" svg:x="3.302cm" svg:y="4.799cm">
          <draw:text-box>
            <text:p text:style-name="P20"><text:span text:style-name="T19">regularizing function</text:span></text:p>
          </draw:text-box>
        </draw:frame>
        <draw:frame draw:style-name="gr4" draw:text-style-name="P20" draw:layer="layout" svg:width="6.733cm" svg:height="1.432cm" svg:x="15.635cm" svg:y="4.799cm">
          <draw:text-box>
            <text:p text:style-name="P20"><text:span text:style-name="T19">compactness</text:span></text:p>
          </draw:text-box>
        </draw:frame>
        <draw:custom-shape draw:style-name="gr16" draw:text-style-name="P8" draw:layer="layout" svg:width="1.614cm" svg:height="0.762cm" svg:x="13.889cm" svg:y="5.1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3" draw:text-style-name="P8" draw:layer="layout" svg:x1="9.652cm" svg:y1="7.827cm" svg:x2="11.43cm" svg:y2="7.827cm">
          <text:p/>
        </draw:line>
        <draw:frame draw:style-name="gr4" draw:text-style-name="P21" draw:layer="layout" svg:width="13.489cm" svg:height="1.276cm" svg:x="11.684cm" svg:y="7.189cm">
          <draw:text-box>
            <text:p text:style-name="P21"><text:span text:style-name="T20">distance of </text:span><text:span text:style-name="T21">added cells</text:span><text:span text:style-name="T20"> to seed</text:span></text:p>
          </draw:text-box>
        </draw:frame>
        <draw:frame draw:style-name="gr15" draw:layer="layout" svg:width="12.818cm" svg:height="3.387cm" svg:x="3.449cm" svg:y="13.231cm">
          <draw:object xlink:href="./Object 5" xlink:type="simple" xlink:show="embed" xlink:actuate="onLoad"/>
          <draw:image xlink:href="./ObjectReplacements/Object 5" xlink:type="simple" xlink:show="embed" xlink:actuate="onLoad"/>
        </draw:frame>
        <draw:frame draw:style-name="gr4" draw:text-style-name="P20" draw:layer="layout" svg:width="12.965cm" svg:height="1.432cm" svg:x="3.302cm" svg:y="11.799cm">
          <draw:text-box>
            <text:p text:style-name="P20"><text:span text:style-name="T19">shape-of-anomaly function</text:span></text:p>
          </draw:text-box>
        </draw:frame>
        <draw:line draw:style-name="gr13" draw:text-style-name="P8" draw:layer="layout" svg:x1="9.906cm" svg:y1="16.056cm" svg:x2="11.43cm" svg:y2="17.58cm">
          <text:p/>
        </draw:line>
        <draw:frame draw:style-name="gr4" draw:text-style-name="P21" draw:layer="layout" svg:width="19.472cm" svg:height="1.276cm" svg:x="2.779cm" svg:y="17.58cm">
          <draw:text-box>
            <text:p text:style-name="P21"><text:span text:style-name="T20">scale factor between </text:span><text:span text:style-name="T22">observed</text:span><text:span text:style-name="T20"> and </text:span><text:span text:style-name="T23">predicted</text:span></text:p>
          </draw:text-box>
        </draw:frame>
        <draw:frame draw:style-name="gr17" draw:text-style-name="P21" draw:layer="layout" svg:width="4.003cm" svg:height="1.276cm" svg:x="4.272cm" svg:y="9.292cm">
          <draw:text-box>
            <text:p text:style-name="P21"><text:span text:style-name="T20"><text:s/></text:span><text:span text:style-name="T20">= scalar</text:span></text:p>
          </draw:text-box>
        </draw:frame>
        <draw:frame draw:style-name="gr15" draw:layer="layout" svg:width="1.1cm" svg:height="1.106cm" svg:x="3.51cm" svg:y="9.662cm">
          <draw:object xlink:href="./Object 6" xlink:type="simple" xlink:show="embed" xlink:actuate="onLoad"/>
          <draw:image xlink:href="./ObjectReplacements/Object 6" xlink:type="simple" xlink:show="embed" xlink:actuate="onLoad"/>
        </draw:frame>
        <draw:line draw:style-name="gr18" draw:text-style-name="P8" draw:layer="layout" svg:x1="2.057cm" svg:y1="11.33cm" svg:x2="25.933cm" svg:y2="11.33cm">
          <text:p/>
        </draw:line>
        <presentation:notes draw:style-name="dp2">
          <office:forms form:automatic-focus="false" form:apply-design-mode="false"/>
          <draw:page-thumbnail draw:style-name="gr1" draw:layer="layout" svg:width="13.968cm" svg:height="10.476cm" svg:x="3.81cm" svg:y="2.123cm" draw:page-number="39" presentation:class="page"/>
          <draw:frame presentation:style-name="pr7" draw:layer="layout" svg:width="17.271cm" svg:height="12.572cm" svg:x="2.159cm" svg:y="13.271cm" presentation:class="notes" presentation:placeholder="true">
            <draw:text-box/>
          </draw:frame>
        </presentation:notes>
      </draw:page>
      <draw:page draw:name="page40" draw:style-name="dp1" draw:master-page-name="Default">
        <office:forms form:automatic-focus="false" form:apply-design-mode="false"/>
        <draw:frame draw:style-name="gr12" draw:text-style-name="P16" draw:layer="layout" svg:width="28.702cm" svg:height="5.849cm" svg:x="-0.356cm" svg:y="7.618cm">
          <draw:text-box>
            <text:p text:style-name="P22"><text:span text:style-name="T13">Behind the scenes</text:span></text:p>
            <text:p text:style-name="P22"><text:span text:style-name="T14">(aka, Methodology)</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7" draw:text-style-name="P2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Synthetic</text:p>
          </draw:text-box>
        </draw:frame>
        <draw:frame presentation:style-name="pr6" draw:layer="layout" svg:width="24.631cm" svg:height="12.183cm" svg:x="1.399cm" svg:y="4.915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e6e6e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50%"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Droid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150%"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line-height="150%"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line-height="150%"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line-height="150%"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line-height="150%"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line-height="150%"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e6e6e6"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eonardo Uieda</meta:initial-creator>
    <meta:creation-date>2013-05-06T17:26:02</meta:creation-date>
    <dc:date>2013-05-10T16:48:46</dc:date>
    <dc:creator>Leonardo Uieda</dc:creator>
    <meta:editing-duration>PT10H14M31S</meta:editing-duration>
    <meta:editing-cycles>55</meta:editing-cycles>
    <meta:generator>LibreOffice/3.5$Linux_X86_64 LibreOffice_project/350m1$Build-2</meta:generator>
    <meta:document-statistic meta:object-count="227"/>
  </office:meta>
</office:document-meta>
</file>

<file path=Object 1/content.xml><?xml version="1.0" encoding="utf-8"?>
<math xmlns="http://www.w3.org/1998/Math/MathML">
  <semantics>
    <mrow>
      <mrow>
        <mo stretchy="false">φ</mo>
        <mo stretchy="false">=</mo>
        <msup>
          <mfenced open="[" close="]">
            <mrow>
              <mrow>
                <msub>
                  <mo stretchy="false">∑</mo>
                  <mi>i</mi>
                </msub>
                <msup>
                  <mrow>
                    <mo stretchy="false">(</mo>
                    <mrow>
                      <mrow>
                        <mrow>
                          <mstyle color="blue">
                            <mrow>
                              <msubsup>
                                <mi>d</mi>
                                <mi>i</mi>
                                <mi>o</mi>
                              </msubsup>
                            </mrow>
                          </mstyle>
                        </mrow>
                        <mo stretchy="false">−</mo>
                        <msub>
                          <mi>d</mi>
                          <mi>i</mi>
                        </msub>
                      </mrow>
                    </mrow>
                    <mo stretchy="false">)</mo>
                  </mrow>
                  <mn>2</mn>
                </msup>
              </mrow>
            </mrow>
          </mfenced>
          <mrow>
            <mfrac>
              <mn>1</mn>
              <mn>2</mn>
            </mfrac>
          </mrow>
        </msup>
      </mrow>
    </mrow>
    <annotation encoding="StarMath 5.0">%varphi = left [ sum_i ({color blue d^o_i} - d_i)^2 right ]^{1 over 2}</annotation>
  </semantics>
</math>
</file>

<file path=Object 2/content.xml><?xml version="1.0" encoding="utf-8"?>
<math xmlns="http://www.w3.org/1998/Math/MathML">
  <semantics>
    <mrow>
      <mrow>
        <mo stretchy="false">Γ</mo>
        <mo stretchy="false">=</mo>
        <mrow>
          <mo stretchy="false">ψ</mo>
          <mo stretchy="false">+</mo>
          <mo stretchy="false">μ</mo>
        </mrow>
      </mrow>
      <mo stretchy="false">θ</mo>
    </mrow>
    <annotation encoding="StarMath 5.0">%GAMMA = %psi + %mu %theta</annotation>
  </semantics>
</math>
</file>

<file path=Object 3/content.xml><?xml version="1.0" encoding="utf-8"?>
<math xmlns="http://www.w3.org/1998/Math/MathML">
  <semantics>
    <mrow>
      <mrow>
        <mo stretchy="false">Γ</mo>
        <mo stretchy="false">=</mo>
        <mrow>
          <mo stretchy="false">ψ</mo>
          <mo stretchy="false">+</mo>
          <mo stretchy="false">μ</mo>
        </mrow>
      </mrow>
      <mo stretchy="false">θ</mo>
    </mrow>
    <annotation encoding="StarMath 5.0">%GAMMA = %psi + %mu %theta</annotation>
  </semantics>
</math>
</file>

<file path=Object 4/content.xml><?xml version="1.0" encoding="utf-8"?>
<math xmlns="http://www.w3.org/1998/Math/MathML">
  <semantics>
    <mrow>
      <mrow>
        <mo stretchy="false">θ</mo>
        <mo stretchy="false">=</mo>
        <mrow>
          <msub>
            <mo stretchy="false">∑</mo>
            <mi>k</mi>
          </msub>
          <msub>
            <mi>l</mi>
            <mi>k</mi>
          </msub>
        </mrow>
      </mrow>
    </mrow>
    <annotation encoding="StarMath 5.0">%theta = sum_k l_k</annotation>
  </semantics>
</math>
</file>

<file path=Object 5/content.xml><?xml version="1.0" encoding="utf-8"?>
<math xmlns="http://www.w3.org/1998/Math/MathML">
  <semantics>
    <mrow>
      <mrow>
        <mo stretchy="false">ψ</mo>
        <mo stretchy="false">=</mo>
        <msup>
          <mfenced open="[" close="]">
            <mrow>
              <mrow>
                <msub>
                  <mo stretchy="false">∑</mo>
                  <mi>i</mi>
                </msub>
                <msup>
                  <mrow>
                    <mo stretchy="false">(</mo>
                    <mrow>
                      <mo stretchy="false">α</mo>
                      <mrow>
                        <mrow>
                          <mstyle color="blue">
                            <mrow>
                              <msubsup>
                                <mi>d</mi>
                                <mi>i</mi>
                                <mi>o</mi>
                              </msubsup>
                            </mrow>
                          </mstyle>
                        </mrow>
                        <mo stretchy="false">−</mo>
                        <msub>
                          <mi>d</mi>
                          <mi>i</mi>
                        </msub>
                      </mrow>
                    </mrow>
                    <mo stretchy="false">)</mo>
                  </mrow>
                  <mn>2</mn>
                </msup>
              </mrow>
            </mrow>
          </mfenced>
          <mrow>
            <mfrac>
              <mn>1</mn>
              <mn>2</mn>
            </mfrac>
          </mrow>
        </msup>
      </mrow>
    </mrow>
    <annotation encoding="StarMath 5.0">%psi = left[ sum_i (%alpha {color blue d^o_i} - d_i)^2 right]^{1 over 2}</annotation>
  </semantics>
</math>
</file>

<file path=Object 6/content.xml><?xml version="1.0" encoding="utf-8"?>
<math xmlns="http://www.w3.org/1998/Math/MathML">
  <semantics>
    <mrow>
      <mo stretchy="false">μ</mo>
    </mrow>
    <annotation encoding="StarMath 5.0">%mu</annotation>
  </semantics>
</math>
</file>